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ableFieldSmartMatchTest_2.test_featur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ableFieldSmartMatchTest_2.test_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